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101e7" officeooo:paragraph-rsid="001101e7"/>
    </style:style>
    <style:style style:name="P2" style:family="paragraph" style:parent-style-name="Table_20_Contents">
      <style:text-properties officeooo:rsid="00139f08" officeooo:paragraph-rsid="00139f08"/>
    </style:style>
    <style:style style:name="P3" style:family="paragraph" style:parent-style-name="Table_20_Contents">
      <style:text-properties fo:color="#000000" style:font-name="Liberation Serif"/>
    </style:style>
    <style:style style:name="P4" style:family="paragraph" style:parent-style-name="Table_20_Contents">
      <style:text-properties fo:color="#000000" style:font-name="Liberation Serif" officeooo:rsid="00139f08" officeooo:paragraph-rsid="00139f08"/>
    </style:style>
    <style:style style:name="P5" style:family="paragraph" style:parent-style-name="Table_20_Contents">
      <style:text-properties fo:color="#000000" style:font-name="Liberation Serif" officeooo:rsid="0014fa81" officeooo:paragraph-rsid="0014fa81"/>
    </style:style>
    <style:style style:name="P6"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style:style>
    <style:style style:name="P7" style:family="paragraph" style:parent-style-name="Standard">
      <style:text-properties officeooo:rsid="001101e7" officeooo:paragraph-rsid="001101e7"/>
    </style:style>
    <style:style style:name="P8" style:family="paragraph" style:parent-style-name="Standard">
      <style:text-properties officeooo:rsid="00139f08" officeooo:paragraph-rsid="00139f08"/>
    </style:style>
    <style:style style:name="P9" style:family="paragraph" style:parent-style-name="Standard">
      <style:text-properties officeooo:rsid="00139f08" officeooo:paragraph-rsid="00163af2"/>
    </style:style>
    <style:style style:name="P10" style:family="paragraph" style:parent-style-name="Standard">
      <style:text-properties officeooo:rsid="0015eb6f" officeooo:paragraph-rsid="0015eb6f"/>
    </style:style>
    <style:style style:name="P11" style:family="paragraph" style:parent-style-name="Standard">
      <style:text-properties officeooo:rsid="00168684" officeooo:paragraph-rsid="00168684"/>
    </style:style>
    <style:style style:name="P12" style:family="paragraph" style:parent-style-name="Standard" style:list-style-name="L1">
      <style:text-properties officeooo:rsid="00163af2" officeooo:paragraph-rsid="00163af2"/>
    </style:style>
    <style:style style:name="P13" style:family="paragraph" style:parent-style-name="Standard">
      <style:text-properties officeooo:rsid="0015eb6f" officeooo:paragraph-rsid="0017f208"/>
    </style:style>
    <style:style style:name="P14" style:family="paragraph" style:parent-style-name="Standard">
      <style:text-properties officeooo:rsid="00123de2" officeooo:paragraph-rsid="00123de2"/>
    </style:style>
    <style:style style:name="P15" style:family="paragraph" style:parent-style-name="Standard">
      <style:text-properties officeooo:rsid="0017f208" officeooo:paragraph-rsid="0017f208"/>
    </style:style>
    <style:style style:name="T1" style:family="text">
      <style:text-properties officeooo:rsid="00139f08"/>
    </style:style>
    <style:style style:name="T2" style:family="text">
      <style:text-properties officeooo:rsid="00163af2"/>
    </style:style>
    <style:style style:name="T3" style:family="text">
      <style:text-properties officeooo:rsid="00177f14"/>
    </style:style>
    <style:style style:name="T4" style:family="text">
      <style:text-properties officeooo:rsid="0017f20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impleCoin</text:h>
      <text:p text:style-name="P13">This is a simplified implementation of a digital currency, modelled on Bitcoin. At present, there is only a single client (no network). This client can mine <text:span text:style-name="T3">for blocks, which contain payloads. The blocks are then built into </text:span>a blockchain.</text:p>
      <text:p text:style-name="P13"/>
      <text:p text:style-name="P13"><text:span text:style-name="T4">Potential payloads are in a class hierarchy. A payload could be a transaction (but this subclass is currently empty) – transactions require wallets to transfer between, and wallets are not yet implemented. At present, the only payload type that is supported is a “message”, which is simply a string.</text:span></text:p>
      <text:p text:style-name="P13"/>
      <text:p text:style-name="P13"><text:span text:style-name="T4">When the GUI starts, it create the genesis block of a new blockchain. The user can enter messages, which are collected in a pool. When the user starts the miner, the miner randomly selects messages from the pool (always at least 1), and mines blocks to contain these messages. The miner stops, when there are no more pending messages in the pool</text:span></text:p>
      <text:p text:style-name="P10"/>
      <text:p text:style-name="P11">As a general rule, the code is written for clarity, not for efficiency.</text:p>
      <text:h text:style-name="Heading_20_3" text:outline-level="3">Block format</text:h>
      <text:p text:style-name="P7">A block consists of a block header immediately followed by the block payload. The payload can be anything at all: transactions (if you want to simulate a coin), messages, or whatever. There is currently no maximum size, since we’re just playing around.</text:p>
      <text:p text:style-name="P7"/>
      <text:p text:style-name="P7">The block header has the following contents</text:p>
      <text:p text:style-name="P7"/>
      <table:table table:name="Table1" table:style-name="Table1">
        <table:table-column table:style-name="Table1.A" table:number-columns-repeated="3"/>
        <table:table-row>
          <table:table-cell table:style-name="Table1.A1" office:value-type="string">
            <text:p text:style-name="P1">Size (bytes</text:p>
          </table:table-cell>
          <table:table-cell table:style-name="Table1.A1" office:value-type="string">
            <text:p text:style-name="P1">Content</text:p>
          </table:table-cell>
          <table:table-cell table:style-name="Table1.C1" office:value-type="string">
            <text:p text:style-name="P1">Comments</text:p>
          </table:table-cell>
        </table:table-row>
        <table:table-row>
          <table:table-cell table:style-name="Table1.A2" office:value-type="string">
            <text:p text:style-name="P1">4</text:p>
          </table:table-cell>
          <table:table-cell table:style-name="Table1.A2" office:value-type="string">
            <text:p text:style-name="P1">Version number</text:p>
          </table:table-cell>
          <table:table-cell table:style-name="Table1.C2" office:value-type="string">
            <text:p text:style-name="P1">Initially set to zero</text:p>
          </table:table-cell>
        </table:table-row>
        <table:table-row>
          <table:table-cell table:style-name="Table1.A2" office:value-type="string">
            <text:p text:style-name="P1">32</text:p>
          </table:table-cell>
          <table:table-cell table:style-name="Table1.A2" office:value-type="string">
            <text:p text:style-name="P1">Hash of the previous block header</text:p>
          </table:table-cell>
          <table:table-cell table:style-name="Table1.C2" office:value-type="string">
            <text:p text:style-name="P1">This builds the blockchain</text:p>
          </table:table-cell>
        </table:table-row>
        <table:table-row>
          <table:table-cell table:style-name="Table1.A2" office:value-type="string">
            <text:p text:style-name="P1">32</text:p>
          </table:table-cell>
          <table:table-cell table:style-name="Table1.A2" office:value-type="string">
            <text:p text:style-name="P1">Hash of the payload</text:p>
          </table:table-cell>
          <table:table-cell table:style-name="Table1.C2" office:value-type="string">
            <text:p text:style-name="P1">It’s faster to hash just this header, rather than the header and the entire payload</text:p>
          </table:table-cell>
        </table:table-row>
        <table:table-row>
          <table:table-cell table:style-name="Table1.A2" office:value-type="string">
            <text:p text:style-name="P1">4</text:p>
          </table:table-cell>
          <table:table-cell table:style-name="Table1.A2" office:value-type="string">
            <text:p text:style-name="P1"><text:span text:style-name="T1">Timestamp (U</text:span>nix epoch time<text:span text:style-name="T1">)</text:span></text:p>
          </table:table-cell>
          <table:table-cell table:style-name="Table1.C2" office:value-type="string">
            <text:p text:style-name="P2">When the node began looking for the hash</text:p>
          </table:table-cell>
        </table:table-row>
        <table:table-row>
          <table:table-cell table:style-name="Table1.A2" office:value-type="string">
            <text:p text:style-name="P1">4</text:p>
          </table:table-cell>
          <table:table-cell table:style-name="Table1.A2" office:value-type="string">
            <text:p text:style-name="P1">nBits threshold</text:p>
          </table:table-cell>
          <table:table-cell table:style-name="Table1.C2" office:value-type="string">
            <text:p text:style-name="P1">The maximum acceptable value for the block hash</text:p>
          </table:table-cell>
        </table:table-row>
        <table:table-row>
          <table:table-cell table:style-name="Table1.A2" office:value-type="string">
            <text:p text:style-name="P1">4</text:p>
          </table:table-cell>
          <table:table-cell table:style-name="Table1.A2" office:value-type="string">
            <text:p text:style-name="P1">Nonce (proof of work)</text:p>
          </table:table-cell>
          <table:table-cell table:style-name="Table1.C2" office:value-type="string">
            <text:p text:style-name="P1">May be freely set, in order to <text:span text:style-name="T1">find</text:span> a hash below the threshold</text:p>
          </table:table-cell>
        </table:table-row>
      </table:table>
      <text:p text:style-name="P7"/>
      <text:p text:style-name="P14">All hashes are generated using a single round<text:note text:id="ftn1" text:note-class="footnote"><text:note-citation>1</text:note-citation><text:note-body><text:p text:style-name="Footnote">Bitcoin uses SHA256(SHA256()), i.e., two rounds of hashing. This is intended as a defense against attacks of the sort that reduced the security of SHA1, although no actual attacks are currently known.</text:p></text:note-body></text:note> of SHA256. <text:span text:style-name="T1">The block hash is generated from the contents of the header (80 bytes). If no hash is found for any value of the nonce, the timestamp is updated and the node can try again.</text:span></text:p>
      <text:h text:style-name="Heading_20_3" text:outline-level="3">Integer256 and nBits</text:h>
      <text:p text:style-name="P9">The nBits threshold uses an exponential format similar to floating point numbers, but only representing integer values. There are a variety of such formats; we use the same one that is used <text:soft-page-break/>for BitCoin<text:note text:id="ftn2" text:note-class="footnote"><text:note-citation>2</text:note-citation><text:note-body><text:p text:style-name="Footnote"><text:a xlink:type="simple" xlink:href="https://bitcoin.org/en/developer-reference#target-nbits" text:style-name="Internet_20_link" text:visited-style-name="Visited_20_Internet_20_Link">https://bitcoin.org/en/developer-reference#target-nbits</text:a></text:p></text:note-body></text:note>. The first byte gives the total length of the number in bytes (think of this as a base-256 exponent). The next three bytes are the mantissa, giving the value of the number. The first bit of the mantissa must be zero, because it is (historically) a sign bit. Examples:</text:p>
      <text:p text:style-name="P8"/>
      <table:table table:name="Table2" table:style-name="Table2">
        <table:table-column table:style-name="Table2.A" table:number-columns-repeated="5"/>
        <table:table-column table:style-name="Table2.F"/>
        <table:table-row>
          <table:table-cell table:style-name="Table2.A1" office:value-type="string">
            <text:p text:style-name="P4">nBits</text:p>
          </table:table-cell>
          <table:table-cell table:style-name="Table2.A1" office:value-type="string">
            <text:p text:style-name="P4">Value</text:p>
          </table:table-cell>
          <table:table-cell table:style-name="Table2.A1" office:value-type="string">
            <text:p text:style-name="P4">nBits</text:p>
          </table:table-cell>
          <table:table-cell table:style-name="Table2.A1" office:value-type="string">
            <text:p text:style-name="P4">Value</text:p>
          </table:table-cell>
          <table:table-cell table:style-name="Table2.A1" office:value-type="string">
            <text:p text:style-name="P4">nBits</text:p>
          </table:table-cell>
          <table:table-cell table:style-name="Table2.F1" office:value-type="string">
            <text:p text:style-name="P4">Value</text:p>
          </table:table-cell>
        </table:table-row>
        <table:table-row>
          <table:table-cell table:style-name="Table2.A2" office:value-type="string">
            <text:p text:style-name="P4">0x0100????</text:p>
          </table:table-cell>
          <table:table-cell table:style-name="Table2.A2" office:value-type="string">
            <text:p text:style-name="P4">0x00</text:p>
          </table:table-cell>
          <table:table-cell table:style-name="Table2.A2" office:value-type="string">
            <text:p text:style-name="P4">0x04923400</text:p>
          </table:table-cell>
          <table:table-cell table:style-name="Table2.A2" office:value-type="string">
            <text:p text:style-name="P4">0x92340000</text:p>
          </table:table-cell>
          <table:table-cell table:style-name="Table2.A2" office:value-type="string">
            <text:p text:style-name="P3">0x04923456</text:p>
          </table:table-cell>
          <table:table-cell table:style-name="Table2.F2" office:value-type="string">
            <text:p text:style-name="P6">-0x12345600</text:p>
          </table:table-cell>
        </table:table-row>
        <table:table-row>
          <table:table-cell table:style-name="Table2.A2" office:value-type="string">
            <text:p text:style-name="P4">0x0101????</text:p>
          </table:table-cell>
          <table:table-cell table:style-name="Table2.A2" office:value-type="string">
            <text:p text:style-name="P4">0x01</text:p>
          </table:table-cell>
          <table:table-cell table:style-name="Table2.A2" office:value-type="string">
            <text:p text:style-name="P4">0x05009234</text:p>
          </table:table-cell>
          <table:table-cell table:style-name="Table2.A2" office:value-type="string">
            <text:p text:style-name="P4">0x92340000</text:p>
          </table:table-cell>
          <table:table-cell table:style-name="Table2.A2" office:value-type="string">
            <text:p text:style-name="P6">0x04123456</text:p>
          </table:table-cell>
          <table:table-cell table:style-name="Table2.F2" office:value-type="string">
            <text:p text:style-name="P6">0x12345600</text:p>
          </table:table-cell>
        </table:table-row>
        <table:table-row>
          <table:table-cell table:style-name="Table2.A2" office:value-type="string">
            <text:p text:style-name="P4">0x021234??</text:p>
          </table:table-cell>
          <table:table-cell table:style-name="Table2.A2" office:value-type="string">
            <text:p text:style-name="P4">0x1234</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
          </table:table-cell>
        </table:table-row>
        <table:table-row>
          <table:table-cell table:style-name="Table2.A2" office:value-type="string">
            <text:p text:style-name="P4">0x031234ab</text:p>
          </table:table-cell>
          <table:table-cell table:style-name="Table2.A2" office:value-type="string">
            <text:p text:style-name="P4">0x1234ab</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3"/>
          </table:table-cell>
          <table:table-cell table:style-name="Table2.F2" office:value-type="string">
            <text:p text:style-name="P3"/>
          </table:table-cell>
        </table:table-row>
        <table:table-row>
          <table:table-cell table:style-name="Table2.A2" office:value-type="string">
            <text:p text:style-name="P4">0x041234ab</text:p>
          </table:table-cell>
          <table:table-cell table:style-name="Table2.A2" office:value-type="string">
            <text:p text:style-name="P4">0x1234ab00</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
          </table:table-cell>
        </table:table-row>
      </table:table>
      <text:p text:style-name="P8"/>
      <text:p text:style-name="P9">Note<text:span text:style-name="T2">s:</text:span></text:p>
      <text:list xml:id="list829267311" text:style-name="L1">
        <text:list-item>
          <text:p text:style-name="P12">The mantissa is not justified, so the representations of values are not unique.</text:p>
        </text:list-item>
        <text:list-item>
          <text:p text:style-name="P12">Negative numbers are not complemented; however, they are also never used in this application.</text:p>
        </text:list-item>
        <text:list-item>
          <text:p text:style-name="P12">We support this format indirectly, through the class Integer256, which represents a 256 bit integer. Such integers can be created from the nbits representation, and can also be exported to this representation.</text:p>
        </text:list-item>
      </text:list>
      <text:p text:style-name="P9"/>
      <text:p text:style-name="P15">In order to make working with hashes and the nBits format easier, SimpleCoin includes the class Integer256. An object of this class represents a 256 bit value, and the class can convert between several representations including the nBits representatio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3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writing-mode="page"/>
      <style:text-properties fo:font-size="10pt" fo:font-style="itali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text-properties style:text-position="0% 100%" fo:font-size="10pt" fo:font-weight="normal" style:font-size-asian="10.5pt"/>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9:44:05.022933087</meta:creation-date>
    <dc:date>2017-10-06T15:07:17.860690181</dc:date>
    <meta:editing-duration>P1DT2H11M58S</meta:editing-duration>
    <meta:editing-cycles>4</meta:editing-cycles>
    <meta:generator>LibreOffice/5.3.1.2$Linux_X86_64 LibreOffice_project/30m0$Build-2</meta:generator>
    <meta:document-statistic meta:table-count="2" meta:image-count="0" meta:object-count="0" meta:page-count="2" meta:paragraph-count="63" meta:word-count="587" meta:character-count="3522" meta:non-whitespace-character-count="3000"/>
  </office:meta>
</office:document-meta>
</file>